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/>
          <table:table-cell office:value-type="float" office:value="1.47662055492401" calcext:value-type="float">
            <text:p>1.47662055492401</text:p>
          </table:table-cell>
          <table:table-cell office:value-type="float" office:value="-0.678011775016785" calcext:value-type="float">
            <text:p>-0.678011775016785</text:p>
          </table:table-cell>
          <table:table-cell/>
          <table:table-cell office:value-type="float" office:value="0.00245071901008487" calcext:value-type="float">
            <text:p>0.002450719010085</text:p>
          </table:table-cell>
          <table:table-cell office:value-type="float" office:value="-0.190843716263771" calcext:value-type="float">
            <text:p>-0.190843716263771</text:p>
          </table:table-cell>
          <table:table-cell/>
          <table:table-cell office:value-type="float" office:value="0.00245071901008487" calcext:value-type="float">
            <text:p>0.002450719010085</text:p>
          </table:table-cell>
          <table:table-cell office:value-type="float" office:value="-0.190843716263771" calcext:value-type="float">
            <text:p>-0.190843716263771</text:p>
          </table:table-cell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/>
          <table:table-cell office:value-type="float" office:value="0.921499848365784" calcext:value-type="float">
            <text:p>0.921499848365784</text:p>
          </table:table-cell>
          <table:table-cell office:value-type="float" office:value="-1.47802519798279" calcext:value-type="float">
            <text:p>-1.47802519798279</text:p>
          </table:table-cell>
          <table:table-cell/>
          <table:table-cell office:value-type="float" office:value="-1.09498059749603" calcext:value-type="float">
            <text:p>-1.09498059749603</text:p>
          </table:table-cell>
          <table:table-cell office:value-type="float" office:value="-2.41960763931274" calcext:value-type="float">
            <text:p>-2.41960763931274</text:p>
          </table:table-cell>
          <table:table-cell/>
          <table:table-cell office:value-type="float" office:value="-0.267195671796799" calcext:value-type="float">
            <text:p>-0.267195671796799</text:p>
          </table:table-cell>
          <table:table-cell office:value-type="float" office:value="-5.03831052780151" calcext:value-type="float">
            <text:p>-5.03831052780151</text:p>
          </table:table-cell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/>
          <table:table-cell office:value-type="float" office:value="-1.08429932594299" calcext:value-type="float">
            <text:p>-1.08429932594299</text:p>
          </table:table-cell>
          <table:table-cell office:value-type="float" office:value="-0.896050333976746" calcext:value-type="float">
            <text:p>-0.896050333976746</text:p>
          </table:table-cell>
          <table:table-cell/>
          <table:table-cell office:value-type="float" office:value="-0.016054579988122" calcext:value-type="float">
            <text:p>-0.016054579988122</text:p>
          </table:table-cell>
          <table:table-cell office:value-type="float" office:value="-0.207827374339104" calcext:value-type="float">
            <text:p>-0.207827374339104</text:p>
          </table:table-cell>
          <table:table-cell/>
          <table:table-cell office:value-type="float" office:value="-0.016054579988122" calcext:value-type="float">
            <text:p>-0.016054579988122</text:p>
          </table:table-cell>
          <table:table-cell office:value-type="float" office:value="-0.207827374339104" calcext:value-type="float">
            <text:p>-0.207827374339104</text:p>
          </table:table-cell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/>
          <table:table-cell office:value-type="float" office:value="0.0746078491210938" calcext:value-type="float">
            <text:p>0.074607849121094</text:p>
          </table:table-cell>
          <table:table-cell office:value-type="float" office:value="-0.0282530393451452" calcext:value-type="float">
            <text:p>-0.028253039345145</text:p>
          </table:table-cell>
          <table:table-cell/>
          <table:table-cell office:value-type="float" office:value="-0.580383956432343" calcext:value-type="float">
            <text:p>-0.580383956432343</text:p>
          </table:table-cell>
          <table:table-cell office:value-type="float" office:value="-1.27272081375122" calcext:value-type="float">
            <text:p>-1.27272081375122</text:p>
          </table:table-cell>
          <table:table-cell/>
          <table:table-cell office:value-type="float" office:value="-0.580383956432343" calcext:value-type="float">
            <text:p>-0.580383956432343</text:p>
          </table:table-cell>
          <table:table-cell office:value-type="float" office:value="-1.27272081375122" calcext:value-type="float">
            <text:p>-1.27272081375122</text:p>
          </table:table-cell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/>
          <table:table-cell office:value-type="float" office:value="-2.22200536727905" calcext:value-type="float">
            <text:p>-2.22200536727905</text:p>
          </table:table-cell>
          <table:table-cell office:value-type="float" office:value="-0.577245116233826" calcext:value-type="float">
            <text:p>-0.577245116233826</text:p>
          </table:table-cell>
          <table:table-cell/>
          <table:table-cell office:value-type="float" office:value="-2.58037996292114" calcext:value-type="float">
            <text:p>-2.58037996292114</text:p>
          </table:table-cell>
          <table:table-cell office:value-type="float" office:value="2.63023781776428" calcext:value-type="float">
            <text:p>2.63023781776428</text:p>
          </table:table-cell>
          <table:table-cell/>
          <table:table-cell office:value-type="float" office:value="-3.25855445861816" calcext:value-type="float">
            <text:p>-3.25855445861816</text:p>
          </table:table-cell>
          <table:table-cell office:value-type="float" office:value="3.29809999465942" calcext:value-type="float">
            <text:p>3.29809999465942</text:p>
          </table:table-cell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/>
          <table:table-cell office:value-type="float" office:value="-0.100372806191444" calcext:value-type="float">
            <text:p>-0.100372806191444</text:p>
          </table:table-cell>
          <table:table-cell office:value-type="float" office:value="-1.54175162315369" calcext:value-type="float">
            <text:p>-1.54175162315369</text:p>
          </table:table-cell>
          <table:table-cell/>
          <table:table-cell office:value-type="float" office:value="0.192085310816765" calcext:value-type="float">
            <text:p>0.192085310816765</text:p>
          </table:table-cell>
          <table:table-cell office:value-type="float" office:value="-0.511570572853088" calcext:value-type="float">
            <text:p>-0.511570572853088</text:p>
          </table:table-cell>
          <table:table-cell/>
          <table:table-cell office:value-type="float" office:value="0.192085310816765" calcext:value-type="float">
            <text:p>0.192085310816765</text:p>
          </table:table-cell>
          <table:table-cell office:value-type="float" office:value="-0.511570572853088" calcext:value-type="float">
            <text:p>-0.511570572853088</text:p>
          </table:table-cell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/>
          <table:table-cell office:value-type="float" office:value="1.15373885631561" calcext:value-type="float">
            <text:p>1.15373885631561</text:p>
          </table:table-cell>
          <table:table-cell office:value-type="float" office:value="-0.0100592095404863" calcext:value-type="float">
            <text:p>-0.010059209540486</text:p>
          </table:table-cell>
          <table:table-cell/>
          <table:table-cell office:value-type="float" office:value="-0.172593757510185" calcext:value-type="float">
            <text:p>-0.172593757510185</text:p>
          </table:table-cell>
          <table:table-cell office:value-type="float" office:value="-0.823927700519562" calcext:value-type="float">
            <text:p>-0.823927700519562</text:p>
          </table:table-cell>
          <table:table-cell/>
          <table:table-cell office:value-type="float" office:value="-0.172593757510185" calcext:value-type="float">
            <text:p>-0.172593757510185</text:p>
          </table:table-cell>
          <table:table-cell office:value-type="float" office:value="-0.823927700519562" calcext:value-type="float">
            <text:p>-0.823927700519562</text:p>
          </table:table-cell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/>
          <table:table-cell office:value-type="float" office:value="0.247767493128777" calcext:value-type="float">
            <text:p>0.247767493128777</text:p>
          </table:table-cell>
          <table:table-cell office:value-type="float" office:value="-0.245930656790733" calcext:value-type="float">
            <text:p>-0.245930656790733</text:p>
          </table:table-cell>
          <table:table-cell/>
          <table:table-cell office:value-type="float" office:value="0.0201481319963932" calcext:value-type="float">
            <text:p>0.020148131996393</text:p>
          </table:table-cell>
          <table:table-cell office:value-type="float" office:value="-0.21415239572525" calcext:value-type="float">
            <text:p>-0.21415239572525</text:p>
          </table:table-cell>
          <table:table-cell/>
          <table:table-cell office:value-type="float" office:value="0.0201481319963932" calcext:value-type="float">
            <text:p>0.020148131996393</text:p>
          </table:table-cell>
          <table:table-cell office:value-type="float" office:value="-0.21415239572525" calcext:value-type="float">
            <text:p>-0.21415239572525</text:p>
          </table:table-cell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/>
          <table:table-cell office:value-type="float" office:value="1.03641796112061" calcext:value-type="float">
            <text:p>1.03641796112061</text:p>
          </table:table-cell>
          <table:table-cell office:value-type="float" office:value="-0.0128651522099972" calcext:value-type="float">
            <text:p>-0.012865152209997</text:p>
          </table:table-cell>
          <table:table-cell/>
          <table:table-cell office:value-type="float" office:value="0.0891930162906647" calcext:value-type="float">
            <text:p>0.089193016290665</text:p>
          </table:table-cell>
          <table:table-cell office:value-type="float" office:value="-0.739170610904694" calcext:value-type="float">
            <text:p>-0.739170610904694</text:p>
          </table:table-cell>
          <table:table-cell/>
          <table:table-cell office:value-type="float" office:value="0.0891930162906647" calcext:value-type="float">
            <text:p>0.089193016290665</text:p>
          </table:table-cell>
          <table:table-cell office:value-type="float" office:value="-0.739170610904694" calcext:value-type="float">
            <text:p>-0.739170610904694</text:p>
          </table:table-cell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/>
          <table:table-cell office:value-type="float" office:value="0.00306801311671734" calcext:value-type="float">
            <text:p>0.003068013116717</text:p>
          </table:table-cell>
          <table:table-cell office:value-type="float" office:value="-0.0169437918812037" calcext:value-type="float">
            <text:p>-0.016943791881204</text:p>
          </table:table-cell>
          <table:table-cell/>
          <table:table-cell office:value-type="float" office:value="-0.127927079796791" calcext:value-type="float">
            <text:p>-0.127927079796791</text:p>
          </table:table-cell>
          <table:table-cell office:value-type="float" office:value="-1.74321293830872" calcext:value-type="float">
            <text:p>-1.74321293830872</text:p>
          </table:table-cell>
          <table:table-cell/>
          <table:table-cell office:value-type="float" office:value="-0.127927079796791" calcext:value-type="float">
            <text:p>-0.127927079796791</text:p>
          </table:table-cell>
          <table:table-cell office:value-type="float" office:value="-1.74321293830872" calcext:value-type="float">
            <text:p>-1.74321293830872</text:p>
          </table:table-cell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/>
          <table:table-cell office:value-type="float" office:value="-0.0422806367278099" calcext:value-type="float">
            <text:p>-0.04228063672781</text:p>
          </table:table-cell>
          <table:table-cell office:value-type="float" office:value="-1.3855539560318" calcext:value-type="float">
            <text:p>-1.3855539560318</text:p>
          </table:table-cell>
          <table:table-cell/>
          <table:table-cell office:value-type="float" office:value="-2.71862244606018" calcext:value-type="float">
            <text:p>-2.71862244606018</text:p>
          </table:table-cell>
          <table:table-cell office:value-type="float" office:value="-2.74427103996277" calcext:value-type="float">
            <text:p>-2.74427103996277</text:p>
          </table:table-cell>
          <table:table-cell/>
          <table:table-cell office:value-type="float" office:value="-5.28935670852661" calcext:value-type="float">
            <text:p>-5.28935670852661</text:p>
          </table:table-cell>
          <table:table-cell office:value-type="float" office:value="-5.31508111953735" calcext:value-type="float">
            <text:p>-5.31508111953735</text:p>
          </table:table-cell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/>
          <table:table-cell office:value-type="float" office:value="-1.14874374866486" calcext:value-type="float">
            <text:p>-1.14874374866486</text:p>
          </table:table-cell>
          <table:table-cell office:value-type="float" office:value="-0.930344223976135" calcext:value-type="float">
            <text:p>-0.930344223976135</text:p>
          </table:table-cell>
          <table:table-cell/>
          <table:table-cell office:value-type="float" office:value="-3.87752318382263" calcext:value-type="float">
            <text:p>-3.87752318382263</text:p>
          </table:table-cell>
          <table:table-cell office:value-type="float" office:value="-4.31654024124146" calcext:value-type="float">
            <text:p>-4.31654024124146</text:p>
          </table:table-cell>
          <table:table-cell/>
          <table:table-cell office:value-type="float" office:value="-3.68553733825684" calcext:value-type="float">
            <text:p>-3.68553733825684</text:p>
          </table:table-cell>
          <table:table-cell office:value-type="float" office:value="-4.66855478286743" calcext:value-type="float">
            <text:p>-4.66855478286743</text:p>
          </table:table-cell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/>
          <table:table-cell office:value-type="float" office:value="-1.21233642101288" calcext:value-type="float">
            <text:p>-1.21233642101288</text:p>
          </table:table-cell>
          <table:table-cell office:value-type="float" office:value="-1.31204867362976" calcext:value-type="float">
            <text:p>-1.31204867362976</text:p>
          </table:table-cell>
          <table:table-cell/>
          <table:table-cell office:value-type="float" office:value="1.23488962650299" calcext:value-type="float">
            <text:p>1.23488962650299</text:p>
          </table:table-cell>
          <table:table-cell office:value-type="float" office:value="-1.41976618766785" calcext:value-type="float">
            <text:p>-1.41976618766785</text:p>
          </table:table-cell>
          <table:table-cell/>
          <table:table-cell office:value-type="float" office:value="1.80988109111786" calcext:value-type="float">
            <text:p>1.80988109111786</text:p>
          </table:table-cell>
          <table:table-cell office:value-type="float" office:value="-2.15883469581604" calcext:value-type="float">
            <text:p>-2.15883469581604</text:p>
          </table:table-cell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/>
          <table:table-cell office:value-type="float" office:value="1.4491126537323" calcext:value-type="float">
            <text:p>1.4491126537323</text:p>
          </table:table-cell>
          <table:table-cell office:value-type="float" office:value="-1.41480696201324" calcext:value-type="float">
            <text:p>-1.41480696201324</text:p>
          </table:table-cell>
          <table:table-cell/>
          <table:table-cell office:value-type="float" office:value="-0.454622775316238" calcext:value-type="float">
            <text:p>-0.454622775316238</text:p>
          </table:table-cell>
          <table:table-cell office:value-type="float" office:value="-1.03028416633606" calcext:value-type="float">
            <text:p>-1.03028416633606</text:p>
          </table:table-cell>
          <table:table-cell/>
          <table:table-cell office:value-type="float" office:value="-0.454622775316238" calcext:value-type="float">
            <text:p>-0.454622775316238</text:p>
          </table:table-cell>
          <table:table-cell office:value-type="float" office:value="-1.03028416633606" calcext:value-type="float">
            <text:p>-1.03028416633606</text:p>
          </table:table-cell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/>
          <table:table-cell office:value-type="float" office:value="-0.301932722330093" calcext:value-type="float">
            <text:p>-0.301932722330093</text:p>
          </table:table-cell>
          <table:table-cell office:value-type="float" office:value="0.252438247203827" calcext:value-type="float">
            <text:p>0.252438247203827</text:p>
          </table:table-cell>
          <table:table-cell/>
          <table:table-cell office:value-type="float" office:value="0.218950256705284" calcext:value-type="float">
            <text:p>0.218950256705284</text:p>
          </table:table-cell>
          <table:table-cell office:value-type="float" office:value="-0.716177821159363" calcext:value-type="float">
            <text:p>-0.716177821159363</text:p>
          </table:table-cell>
          <table:table-cell/>
          <table:table-cell office:value-type="float" office:value="0.218950256705284" calcext:value-type="float">
            <text:p>0.218950256705284</text:p>
          </table:table-cell>
          <table:table-cell office:value-type="float" office:value="-0.716177821159363" calcext:value-type="float">
            <text:p>-0.716177821159363</text:p>
          </table:table-cell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/>
          <table:table-cell office:value-type="float" office:value="0.00678085116669536" calcext:value-type="float">
            <text:p>0.006780851166695</text:p>
          </table:table-cell>
          <table:table-cell office:value-type="float" office:value="-0.0490884371101856" calcext:value-type="float">
            <text:p>-0.049088437110186</text:p>
          </table:table-cell>
          <table:table-cell/>
          <table:table-cell office:value-type="float" office:value="-2.60925364494324" calcext:value-type="float">
            <text:p>-2.60925364494324</text:p>
          </table:table-cell>
          <table:table-cell office:value-type="float" office:value="2.32761359214783" calcext:value-type="float">
            <text:p>2.32761359214783</text:p>
          </table:table-cell>
          <table:table-cell/>
          <table:table-cell office:value-type="float" office:value="-3.35162997245789" calcext:value-type="float">
            <text:p>-3.35162997245789</text:p>
          </table:table-cell>
          <table:table-cell office:value-type="float" office:value="3.04540181159973" calcext:value-type="float">
            <text:p>3.04540181159973</text:p>
          </table:table-cell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/>
          <table:table-cell office:value-type="float" office:value="-0.086886040866375" calcext:value-type="float">
            <text:p>-0.086886040866375</text:p>
          </table:table-cell>
          <table:table-cell office:value-type="float" office:value="-0.905892372131348" calcext:value-type="float">
            <text:p>-0.905892372131348</text:p>
          </table:table-cell>
          <table:table-cell/>
          <table:table-cell office:value-type="float" office:value="0.0291909836232662" calcext:value-type="float">
            <text:p>0.029190983623266</text:p>
          </table:table-cell>
          <table:table-cell office:value-type="float" office:value="-1.06500661373138" calcext:value-type="float">
            <text:p>-1.06500661373138</text:p>
          </table:table-cell>
          <table:table-cell/>
          <table:table-cell office:value-type="float" office:value="0.0291909836232662" calcext:value-type="float">
            <text:p>0.029190983623266</text:p>
          </table:table-cell>
          <table:table-cell office:value-type="float" office:value="-1.06500661373138" calcext:value-type="float">
            <text:p>-1.06500661373138</text:p>
          </table:table-cell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/>
          <table:table-cell office:value-type="float" office:value="1.33606207370758" calcext:value-type="float">
            <text:p>1.33606207370758</text:p>
          </table:table-cell>
          <table:table-cell office:value-type="float" office:value="-0.0166355203837156" calcext:value-type="float">
            <text:p>-0.016635520383716</text:p>
          </table:table-cell>
          <table:table-cell/>
          <table:table-cell office:value-type="float" office:value="0.00116312643513083" calcext:value-type="float">
            <text:p>0.001163126435131</text:p>
          </table:table-cell>
          <table:table-cell office:value-type="float" office:value="-0.0605733171105385" calcext:value-type="float">
            <text:p>-0.060573317110539</text:p>
          </table:table-cell>
          <table:table-cell/>
          <table:table-cell office:value-type="float" office:value="0.00116312643513083" calcext:value-type="float">
            <text:p>0.001163126435131</text:p>
          </table:table-cell>
          <table:table-cell office:value-type="float" office:value="-0.0605733171105385" calcext:value-type="float">
            <text:p>-0.060573317110539</text:p>
          </table:table-cell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/>
          <table:table-cell office:value-type="float" office:value="-0.967204868793488" calcext:value-type="float">
            <text:p>-0.967204868793488</text:p>
          </table:table-cell>
          <table:table-cell office:value-type="float" office:value="0.848301887512207" calcext:value-type="float">
            <text:p>0.848301887512207</text:p>
          </table:table-cell>
          <table:table-cell/>
          <table:table-cell office:value-type="float" office:value="-1.58045554161072" calcext:value-type="float">
            <text:p>-1.58045554161072</text:p>
          </table:table-cell>
          <table:table-cell office:value-type="float" office:value="-3.72710967063904" calcext:value-type="float">
            <text:p>-3.72710967063904</text:p>
          </table:table-cell>
          <table:table-cell/>
          <table:table-cell office:value-type="float" office:value="-1.58045554161072" calcext:value-type="float">
            <text:p>-1.58045554161072</text:p>
          </table:table-cell>
          <table:table-cell office:value-type="float" office:value="-3.72710967063904" calcext:value-type="float">
            <text:p>-3.72710967063904</text:p>
          </table:table-cell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/>
          <table:table-cell office:value-type="float" office:value="-0.995179116725922" calcext:value-type="float">
            <text:p>-0.995179116725922</text:p>
          </table:table-cell>
          <table:table-cell office:value-type="float" office:value="-0.820091784000397" calcext:value-type="float">
            <text:p>-0.820091784000397</text:p>
          </table:table-cell>
          <table:table-cell/>
          <table:table-cell office:value-type="float" office:value="-2.73816323280334" calcext:value-type="float">
            <text:p>-2.73816323280334</text:p>
          </table:table-cell>
          <table:table-cell office:value-type="float" office:value="-2.48358464241028" calcext:value-type="float">
            <text:p>-2.48358464241028</text:p>
          </table:table-cell>
          <table:table-cell/>
          <table:table-cell office:value-type="float" office:value="-5.41987991333008" calcext:value-type="float">
            <text:p>-5.41987991333008</text:p>
          </table:table-cell>
          <table:table-cell office:value-type="float" office:value="-5.0214729309082" calcext:value-type="float">
            <text:p>-5.0214729309082</text:p>
          </table:table-cell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/>
          <table:table-cell office:value-type="float" office:value="-0.775309562683106" calcext:value-type="float">
            <text:p>-0.775309562683106</text:p>
          </table:table-cell>
          <table:table-cell office:value-type="float" office:value="0.683530628681183" calcext:value-type="float">
            <text:p>0.683530628681183</text:p>
          </table:table-cell>
          <table:table-cell/>
          <table:table-cell office:value-type="float" office:value="2.49644088745117" calcext:value-type="float">
            <text:p>2.49644088745117</text:p>
          </table:table-cell>
          <table:table-cell office:value-type="float" office:value="-3.50948739051819" calcext:value-type="float">
            <text:p>-3.50948739051819</text:p>
          </table:table-cell>
          <table:table-cell/>
          <table:table-cell office:value-type="float" office:value="3.33448505401611" calcext:value-type="float">
            <text:p>3.33448505401611</text:p>
          </table:table-cell>
          <table:table-cell office:value-type="float" office:value="-5.40870475769043" calcext:value-type="float">
            <text:p>-5.40870475769043</text:p>
          </table:table-cell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/>
          <table:table-cell office:value-type="float" office:value="-0.274257779121399" calcext:value-type="float">
            <text:p>-0.274257779121399</text:p>
          </table:table-cell>
          <table:table-cell office:value-type="float" office:value="0.227367758750916" calcext:value-type="float">
            <text:p>0.227367758750916</text:p>
          </table:table-cell>
          <table:table-cell/>
          <table:table-cell office:value-type="float" office:value="-0.033582016825676" calcext:value-type="float">
            <text:p>-0.033582016825676</text:p>
          </table:table-cell>
          <table:table-cell office:value-type="float" office:value="-1.19093382358551" calcext:value-type="float">
            <text:p>-1.19093382358551</text:p>
          </table:table-cell>
          <table:table-cell/>
          <table:table-cell office:value-type="float" office:value="0.00820020586252213" calcext:value-type="float">
            <text:p>0.008200205862522</text:p>
          </table:table-cell>
          <table:table-cell office:value-type="float" office:value="-1.38782179355621" calcext:value-type="float">
            <text:p>-1.38782179355621</text:p>
          </table:table-cell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/>
          <table:table-cell office:value-type="float" office:value="1.48655200004578" calcext:value-type="float">
            <text:p>1.48655200004578</text:p>
          </table:table-cell>
          <table:table-cell office:value-type="float" office:value="-1.43296813964844" calcext:value-type="float">
            <text:p>-1.43296813964844</text:p>
          </table:table-cell>
          <table:table-cell/>
          <table:table-cell office:value-type="float" office:value="-0.00203440175391734" calcext:value-type="float">
            <text:p>-0.002034401753917</text:p>
          </table:table-cell>
          <table:table-cell office:value-type="float" office:value="-0.011217619292438" calcext:value-type="float">
            <text:p>-0.011217619292438</text:p>
          </table:table-cell>
          <table:table-cell/>
          <table:table-cell office:value-type="float" office:value="-0.00203440175391734" calcext:value-type="float">
            <text:p>-0.002034401753917</text:p>
          </table:table-cell>
          <table:table-cell office:value-type="float" office:value="-0.011217619292438" calcext:value-type="float">
            <text:p>-0.011217619292438</text:p>
          </table:table-cell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/>
          <table:table-cell office:value-type="float" office:value="0.398958683013916" calcext:value-type="float">
            <text:p>0.398958683013916</text:p>
          </table:table-cell>
          <table:table-cell office:value-type="float" office:value="0.0519039928913117" calcext:value-type="float">
            <text:p>0.051903992891312</text:p>
          </table:table-cell>
          <table:table-cell/>
          <table:table-cell office:value-type="float" office:value="-0.26052975654602" calcext:value-type="float">
            <text:p>-0.26052975654602</text:p>
          </table:table-cell>
          <table:table-cell office:value-type="float" office:value="-0.838844358921051" calcext:value-type="float">
            <text:p>-0.838844358921051</text:p>
          </table:table-cell>
          <table:table-cell/>
          <table:table-cell office:value-type="float" office:value="-0.26052975654602" calcext:value-type="float">
            <text:p>-0.26052975654602</text:p>
          </table:table-cell>
          <table:table-cell office:value-type="float" office:value="-0.838844358921051" calcext:value-type="float">
            <text:p>-0.838844358921051</text:p>
          </table:table-cell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/>
          <table:table-cell office:value-type="float" office:value="-0.870057106018066" calcext:value-type="float">
            <text:p>-0.870057106018066</text:p>
          </table:table-cell>
          <table:table-cell office:value-type="float" office:value="0.763335764408112" calcext:value-type="float">
            <text:p>0.763335764408112</text:p>
          </table:table-cell>
          <table:table-cell/>
          <table:table-cell office:value-type="float" office:value="0.0122427809983492" calcext:value-type="float">
            <text:p>0.012242780998349</text:p>
          </table:table-cell>
          <table:table-cell office:value-type="float" office:value="-0.0775784850120544" calcext:value-type="float">
            <text:p>-0.077578485012055</text:p>
          </table:table-cell>
          <table:table-cell/>
          <table:table-cell office:value-type="float" office:value="0.0122427809983492" calcext:value-type="float">
            <text:p>0.012242780998349</text:p>
          </table:table-cell>
          <table:table-cell office:value-type="float" office:value="-0.0775784850120544" calcext:value-type="float">
            <text:p>-0.077578485012055</text:p>
          </table:table-cell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 table:number-columns-repeated="2"/>
          <table:table-cell office:value-type="float" office:value="-0.0188604090362787" calcext:value-type="float">
            <text:p>-0.018860409036279</text:p>
          </table:table-cell>
          <table:table-cell table:number-columns-repeated="2"/>
          <table:table-cell office:value-type="float" office:value="-0.176339671015739" calcext:value-type="float">
            <text:p>-0.176339671015739</text:p>
          </table:table-cell>
          <table:table-cell table:number-columns-repeated="2"/>
          <table:table-cell office:value-type="float" office:value="-0.176339671015739" calcext:value-type="float">
            <text:p>-0.176339671015739</text:p>
          </table:table-cell>
          <table:table-cell/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 table:number-columns-repeated="2"/>
          <table:table-cell office:value-type="float" office:value="2.36878442764282" calcext:value-type="float">
            <text:p>2.36878442764282</text:p>
          </table:table-cell>
          <table:table-cell table:number-columns-repeated="2"/>
          <table:table-cell office:value-type="float" office:value="-1.18352210521698" calcext:value-type="float">
            <text:p>-1.18352210521698</text:p>
          </table:table-cell>
          <table:table-cell table:number-columns-repeated="2"/>
          <table:table-cell office:value-type="float" office:value="-0.282487004995346" calcext:value-type="float">
            <text:p>-0.282487004995346</text:p>
          </table:table-cell>
          <table:table-cell/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 table:number-columns-repeated="2"/>
          <table:table-cell office:value-type="float" office:value="0.411604553461075" calcext:value-type="float">
            <text:p>0.411604553461075</text:p>
          </table:table-cell>
          <table:table-cell table:number-columns-repeated="2"/>
          <table:table-cell office:value-type="float" office:value="-0.225353077054024" calcext:value-type="float">
            <text:p>-0.225353077054024</text:p>
          </table:table-cell>
          <table:table-cell table:number-columns-repeated="2"/>
          <table:table-cell office:value-type="float" office:value="-0.225353077054024" calcext:value-type="float">
            <text:p>-0.225353077054024</text:p>
          </table:table-cell>
          <table:table-cell/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 table:number-columns-repeated="2"/>
          <table:table-cell office:value-type="float" office:value="0.0643210858106613" calcext:value-type="float">
            <text:p>0.064321085810661</text:p>
          </table:table-cell>
          <table:table-cell table:number-columns-repeated="2"/>
          <table:table-cell office:value-type="float" office:value="-0.884206175804138" calcext:value-type="float">
            <text:p>-0.884206175804138</text:p>
          </table:table-cell>
          <table:table-cell table:number-columns-repeated="2"/>
          <table:table-cell office:value-type="float" office:value="-0.884206175804138" calcext:value-type="float">
            <text:p>-0.884206175804138</text:p>
          </table:table-cell>
          <table:table-cell/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 table:number-columns-repeated="2"/>
          <table:table-cell office:value-type="float" office:value="0.844066977500916" calcext:value-type="float">
            <text:p>0.844066977500916</text:p>
          </table:table-cell>
          <table:table-cell table:number-columns-repeated="2"/>
          <table:table-cell office:value-type="float" office:value="-3.91538715362549" calcext:value-type="float">
            <text:p>-3.91538715362549</text:p>
          </table:table-cell>
          <table:table-cell table:number-columns-repeated="2"/>
          <table:table-cell office:value-type="float" office:value="-6.54531621932983" calcext:value-type="float">
            <text:p>-6.54531621932983</text:p>
          </table:table-cell>
          <table:table-cell/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 table:number-columns-repeated="2"/>
          <table:table-cell office:value-type="float" office:value="0.430132567882538" calcext:value-type="float">
            <text:p>0.430132567882538</text:p>
          </table:table-cell>
          <table:table-cell table:number-columns-repeated="2"/>
          <table:table-cell office:value-type="float" office:value="-0.257099658250809" calcext:value-type="float">
            <text:p>-0.257099658250809</text:p>
          </table:table-cell>
          <table:table-cell table:number-columns-repeated="2"/>
          <table:table-cell office:value-type="float" office:value="-0.257099658250809" calcext:value-type="float">
            <text:p>-0.257099658250809</text:p>
          </table:table-cell>
          <table:table-cell/>
        </table:table-row>
        <table:table-row table:style-name="ro1">
          <table:table-cell office:value-type="float" office:value="-0.939412951469421" calcext:value-type="float">
            <text:p>-0.939412951469421</text:p>
          </table:table-cell>
          <table:table-cell table:number-columns-repeated="2"/>
          <table:table-cell office:value-type="float" office:value="0.559384703636169" calcext:value-type="float">
            <text:p>0.559384703636169</text:p>
          </table:table-cell>
          <table:table-cell table:number-columns-repeated="2"/>
          <table:table-cell office:value-type="float" office:value="-1.79220259189606" calcext:value-type="float">
            <text:p>-1.79220259189606</text:p>
          </table:table-cell>
          <table:table-cell table:number-columns-repeated="2"/>
          <table:table-cell office:value-type="float" office:value="-1.79220259189606" calcext:value-type="float">
            <text:p>-1.79220259189606</text:p>
          </table:table-cell>
          <table:table-cell/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 table:number-columns-repeated="2"/>
          <table:table-cell office:value-type="float" office:value="0.27763444185257" calcext:value-type="float">
            <text:p>0.27763444185257</text:p>
          </table:table-cell>
          <table:table-cell table:number-columns-repeated="2"/>
          <table:table-cell office:value-type="float" office:value="0.0357993058860302" calcext:value-type="float">
            <text:p>0.03579930588603</text:p>
          </table:table-cell>
          <table:table-cell table:number-columns-repeated="2"/>
          <table:table-cell office:value-type="float" office:value="0.0357993058860302" calcext:value-type="float">
            <text:p>0.03579930588603</text:p>
          </table:table-cell>
          <table:table-cell/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 table:number-columns-repeated="2"/>
          <table:table-cell office:value-type="float" office:value="0.563233435153961" calcext:value-type="float">
            <text:p>0.563233435153961</text:p>
          </table:table-cell>
          <table:table-cell table:number-columns-repeated="2"/>
          <table:table-cell office:value-type="float" office:value="-0.740016996860504" calcext:value-type="float">
            <text:p>-0.740016996860504</text:p>
          </table:table-cell>
          <table:table-cell table:number-columns-repeated="2"/>
          <table:table-cell office:value-type="float" office:value="-0.740016996860504" calcext:value-type="float">
            <text:p>-0.740016996860504</text:p>
          </table:table-cell>
          <table:table-cell/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 table:number-columns-repeated="2"/>
          <table:table-cell office:value-type="float" office:value="-0.131600812077522" calcext:value-type="float">
            <text:p>-0.131600812077522</text:p>
          </table:table-cell>
          <table:table-cell table:number-columns-repeated="2"/>
          <table:table-cell office:value-type="float" office:value="-0.175543278455734" calcext:value-type="float">
            <text:p>-0.175543278455734</text:p>
          </table:table-cell>
          <table:table-cell table:number-columns-repeated="2"/>
          <table:table-cell office:value-type="float" office:value="-0.175543278455734" calcext:value-type="float">
            <text:p>-0.175543278455734</text:p>
          </table:table-cell>
          <table:table-cell/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 table:number-columns-repeated="2"/>
          <table:table-cell office:value-type="float" office:value="-0.557376503944397" calcext:value-type="float">
            <text:p>-0.557376503944397</text:p>
          </table:table-cell>
          <table:table-cell table:number-columns-repeated="2"/>
          <table:table-cell office:value-type="float" office:value="0.0182234309613705" calcext:value-type="float">
            <text:p>0.018223430961371</text:p>
          </table:table-cell>
          <table:table-cell table:number-columns-repeated="2"/>
          <table:table-cell office:value-type="float" office:value="0.0277460068464279" calcext:value-type="float">
            <text:p>0.027746006846428</text:p>
          </table:table-cell>
          <table:table-cell/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 table:number-columns-repeated="2"/>
          <table:table-cell office:value-type="float" office:value="0.448811292648315" calcext:value-type="float">
            <text:p>0.448811292648315</text:p>
          </table:table-cell>
          <table:table-cell table:number-columns-repeated="2"/>
          <table:table-cell office:value-type="float" office:value="2.37915849685669" calcext:value-type="float">
            <text:p>2.37915849685669</text:p>
          </table:table-cell>
          <table:table-cell table:number-columns-repeated="2"/>
          <table:table-cell office:value-type="float" office:value="2.99167156219482" calcext:value-type="float">
            <text:p>2.99167156219482</text:p>
          </table:table-cell>
          <table:table-cell/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 table:number-columns-repeated="2"/>
          <table:table-cell office:value-type="float" office:value="-1.69058465957642" calcext:value-type="float">
            <text:p>-1.69058465957642</text:p>
          </table:table-cell>
          <table:table-cell table:number-columns-repeated="2"/>
          <table:table-cell office:value-type="float" office:value="-0.455902129411697" calcext:value-type="float">
            <text:p>-0.455902129411697</text:p>
          </table:table-cell>
          <table:table-cell table:number-columns-repeated="2"/>
          <table:table-cell office:value-type="float" office:value="0.217679589986801" calcext:value-type="float">
            <text:p>0.217679589986801</text:p>
          </table:table-cell>
          <table:table-cell/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 table:number-columns-repeated="2"/>
          <table:table-cell office:value-type="float" office:value="-1.19142508506775" calcext:value-type="float">
            <text:p>-1.19142508506775</text:p>
          </table:table-cell>
          <table:table-cell table:number-columns-repeated="2"/>
          <table:table-cell office:value-type="float" office:value="-0.703614830970764" calcext:value-type="float">
            <text:p>-0.703614830970764</text:p>
          </table:table-cell>
          <table:table-cell table:number-columns-repeated="2"/>
          <table:table-cell office:value-type="float" office:value="-0.703614830970764" calcext:value-type="float">
            <text:p>-0.703614830970764</text:p>
          </table:table-cell>
          <table:table-cell/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 table:number-columns-repeated="2"/>
          <table:table-cell office:value-type="float" office:value="-0.459190636873245" calcext:value-type="float">
            <text:p>-0.459190636873245</text:p>
          </table:table-cell>
          <table:table-cell table:number-columns-repeated="2"/>
          <table:table-cell office:value-type="float" office:value="-0.00678297085687518" calcext:value-type="float">
            <text:p>-0.006782970856875</text:p>
          </table:table-cell>
          <table:table-cell table:number-columns-repeated="2"/>
          <table:table-cell office:value-type="float" office:value="-0.00678297085687518" calcext:value-type="float">
            <text:p>-0.006782970856875</text:p>
          </table:table-cell>
          <table:table-cell/>
        </table:table-row>
        <table:table-row table:style-name="ro1">
          <table:table-cell office:value-type="float" office:value="-0.00373267638497055" calcext:value-type="float">
            <text:p>-0.003732676384971</text:p>
          </table:table-cell>
          <table:table-cell table:number-columns-repeated="2"/>
          <table:table-cell office:value-type="float" office:value="-0.211283579468727" calcext:value-type="float">
            <text:p>-0.211283579468727</text:p>
          </table:table-cell>
          <table:table-cell table:number-columns-repeated="2"/>
          <table:table-cell office:value-type="float" office:value="-3.65990138053894" calcext:value-type="float">
            <text:p>-3.65990138053894</text:p>
          </table:table-cell>
          <table:table-cell table:number-columns-repeated="2"/>
          <table:table-cell office:value-type="float" office:value="-6.23422241210938" calcext:value-type="float">
            <text:p>-6.23422241210938</text:p>
          </table:table-cell>
          <table:table-cell/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 table:number-columns-repeated="2"/>
          <table:table-cell office:value-type="float" office:value="-0.370314866304398" calcext:value-type="float">
            <text:p>-0.370314866304398</text:p>
          </table:table-cell>
          <table:table-cell table:number-columns-repeated="2"/>
          <table:table-cell office:value-type="float" office:value="-3.08763289451599" calcext:value-type="float">
            <text:p>-3.08763289451599</text:p>
          </table:table-cell>
          <table:table-cell table:number-columns-repeated="2"/>
          <table:table-cell office:value-type="float" office:value="-3.08763289451599" calcext:value-type="float">
            <text:p>-3.08763289451599</text:p>
          </table:table-cell>
          <table:table-cell/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 table:number-columns-repeated="2"/>
          <table:table-cell office:value-type="float" office:value="-0.790518164634705" calcext:value-type="float">
            <text:p>-0.790518164634705</text:p>
          </table:table-cell>
          <table:table-cell table:number-columns-repeated="2"/>
          <table:table-cell office:value-type="float" office:value="-0.110804349184036" calcext:value-type="float">
            <text:p>-0.110804349184036</text:p>
          </table:table-cell>
          <table:table-cell table:number-columns-repeated="2"/>
          <table:table-cell office:value-type="float" office:value="-0.110804349184036" calcext:value-type="float">
            <text:p>-0.110804349184036</text:p>
          </table:table-cell>
          <table:table-cell/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 table:number-columns-repeated="2"/>
          <table:table-cell office:value-type="float" office:value="0.0488749668002129" calcext:value-type="float">
            <text:p>0.048874966800213</text:p>
          </table:table-cell>
          <table:table-cell table:number-columns-repeated="2"/>
          <table:table-cell office:value-type="float" office:value="-1.55448257923126" calcext:value-type="float">
            <text:p>-1.55448257923126</text:p>
          </table:table-cell>
          <table:table-cell table:number-columns-repeated="2"/>
          <table:table-cell office:value-type="float" office:value="-1.55448257923126" calcext:value-type="float">
            <text:p>-1.55448257923126</text:p>
          </table:table-cell>
          <table:table-cell/>
        </table:table-row>
        <table:table-row table:style-name="ro1">
          <table:table-cell office:value-type="float" office:value="0.0094235772266984" calcext:value-type="float">
            <text:p>0.009423577226698</text:p>
          </table:table-cell>
          <table:table-cell table:number-columns-repeated="2"/>
          <table:table-cell office:value-type="float" office:value="-1.66901218891144" calcext:value-type="float">
            <text:p>-1.66901218891144</text:p>
          </table:table-cell>
          <table:table-cell table:number-columns-repeated="2"/>
          <table:table-cell office:value-type="float" office:value="0.00301078311167657" calcext:value-type="float">
            <text:p>0.003010783111677</text:p>
          </table:table-cell>
          <table:table-cell table:number-columns-repeated="2"/>
          <table:table-cell office:value-type="float" office:value="-0.135751873254776" calcext:value-type="float">
            <text:p>-0.135751873254776</text:p>
          </table:table-cell>
          <table:table-cell/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 table:number-columns-repeated="2"/>
          <table:table-cell office:value-type="float" office:value="0.884542167186737" calcext:value-type="float">
            <text:p>0.884542167186737</text:p>
          </table:table-cell>
          <table:table-cell table:number-columns-repeated="2"/>
          <table:table-cell office:value-type="float" office:value="0.82258927822113" calcext:value-type="float">
            <text:p>0.82258927822113</text:p>
          </table:table-cell>
          <table:table-cell table:number-columns-repeated="2"/>
          <table:table-cell office:value-type="float" office:value="1.39919304847717" calcext:value-type="float">
            <text:p>1.39919304847717</text:p>
          </table:table-cell>
          <table:table-cell/>
        </table:table-row>
        <table:table-row table:style-name="ro1">
          <table:table-cell office:value-type="float" office:value="-0.0623577646911144" calcext:value-type="float">
            <text:p>-0.062357764691115</text:p>
          </table:table-cell>
          <table:table-cell table:number-columns-repeated="2"/>
          <table:table-cell office:value-type="float" office:value="-0.427769929170608" calcext:value-type="float">
            <text:p>-0.427769929170608</text:p>
          </table:table-cell>
          <table:table-cell table:number-columns-repeated="2"/>
          <table:table-cell office:value-type="float" office:value="2.75870704650879" calcext:value-type="float">
            <text:p>2.75870704650879</text:p>
          </table:table-cell>
          <table:table-cell table:number-columns-repeated="2"/>
          <table:table-cell office:value-type="float" office:value="2.93843030929565" calcext:value-type="float">
            <text:p>2.93843030929565</text:p>
          </table:table-cell>
          <table:table-cell/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 table:number-columns-repeated="2"/>
          <table:table-cell office:value-type="float" office:value="-0.893619060516357" calcext:value-type="float">
            <text:p>-0.893619060516357</text:p>
          </table:table-cell>
          <table:table-cell table:number-columns-repeated="2"/>
          <table:table-cell office:value-type="float" office:value="0.00175695645157248" calcext:value-type="float">
            <text:p>0.001756956451572</text:p>
          </table:table-cell>
          <table:table-cell table:number-columns-repeated="2"/>
          <table:table-cell office:value-type="float" office:value="0.00175695645157248" calcext:value-type="float">
            <text:p>0.001756956451572</text:p>
          </table:table-cell>
          <table:table-cell/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 table:number-columns-repeated="2"/>
          <table:table-cell office:value-type="float" office:value="1.40519332885742" calcext:value-type="float">
            <text:p>1.40519332885742</text:p>
          </table:table-cell>
          <table:table-cell table:number-columns-repeated="2"/>
          <table:table-cell office:value-type="float" office:value="-1.19878780841827" calcext:value-type="float">
            <text:p>-1.19878780841827</text:p>
          </table:table-cell>
          <table:table-cell table:number-columns-repeated="2"/>
          <table:table-cell office:value-type="float" office:value="-1.19878780841827" calcext:value-type="float">
            <text:p>-1.19878780841827</text:p>
          </table:table-cell>
          <table:table-cell/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 table:number-columns-repeated="2"/>
          <table:table-cell office:value-type="float" office:value="0.0267469566315412" calcext:value-type="float">
            <text:p>0.026746956631541</text:p>
          </table:table-cell>
          <table:table-cell table:number-columns-repeated="2"/>
          <table:table-cell office:value-type="float" office:value="0.0151025783270597" calcext:value-type="float">
            <text:p>0.01510257832706</text:p>
          </table:table-cell>
          <table:table-cell table:number-columns-repeated="2"/>
          <table:table-cell office:value-type="float" office:value="0.0151025783270597" calcext:value-type="float">
            <text:p>0.01510257832706</text:p>
          </table:table-cell>
          <table:table-cell/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 table:number-columns-repeated="2"/>
          <table:table-cell office:value-type="float" office:value="0.402559518814087" calcext:value-type="float">
            <text:p>0.402559518814087</text:p>
          </table:table-cell>
          <table:table-cell table:number-columns-repeated="2"/>
          <table:table-cell office:value-type="float" office:value="-0.115378603339195" calcext:value-type="float">
            <text:p>-0.115378603339195</text:p>
          </table:table-cell>
          <table:table-cell table:number-columns-repeated="2"/>
          <table:table-cell office:value-type="float" office:value="-0.115378603339195" calcext:value-type="float">
            <text:p>-0.115378603339195</text:p>
          </table:table-cell>
          <table:table-cell/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 table:number-columns-repeated="2"/>
          <table:table-cell office:value-type="float" office:value="0.432824611663818" calcext:value-type="float">
            <text:p>0.432824611663818</text:p>
          </table:table-cell>
          <table:table-cell table:number-columns-repeated="2"/>
          <table:table-cell office:value-type="float" office:value="2.33806753158569" calcext:value-type="float">
            <text:p>2.33806753158569</text:p>
          </table:table-cell>
          <table:table-cell table:number-columns-repeated="2"/>
          <table:table-cell office:value-type="float" office:value="3.17963123321533" calcext:value-type="float">
            <text:p>3.17963123321533</text:p>
          </table:table-cell>
          <table:table-cell/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 table:number-columns-repeated="2"/>
          <table:table-cell office:value-type="float" office:value="-0.577680110931397" calcext:value-type="float">
            <text:p>-0.577680110931397</text:p>
          </table:table-cell>
          <table:table-cell table:number-columns-repeated="2"/>
          <table:table-cell office:value-type="float" office:value="-0.252485662698746" calcext:value-type="float">
            <text:p>-0.252485662698746</text:p>
          </table:table-cell>
          <table:table-cell table:number-columns-repeated="2"/>
          <table:table-cell office:value-type="float" office:value="-0.252485662698746" calcext:value-type="float">
            <text:p>-0.252485662698746</text:p>
          </table:table-cell>
          <table:table-cell/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 table:number-columns-repeated="2"/>
          <table:table-cell office:value-type="float" office:value="-0.184363454580307" calcext:value-type="float">
            <text:p>-0.184363454580307</text:p>
          </table:table-cell>
          <table:table-cell table:number-columns-repeated="2"/>
          <table:table-cell office:value-type="float" office:value="0.544084429740906" calcext:value-type="float">
            <text:p>0.544084429740906</text:p>
          </table:table-cell>
          <table:table-cell table:number-columns-repeated="2"/>
          <table:table-cell office:value-type="float" office:value="0.544084429740906" calcext:value-type="float">
            <text:p>0.544084429740906</text:p>
          </table:table-cell>
          <table:table-cell/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 table:number-columns-repeated="2"/>
          <table:table-cell office:value-type="float" office:value="-1.73539221286774" calcext:value-type="float">
            <text:p>-1.73539221286774</text:p>
          </table:table-cell>
          <table:table-cell table:number-columns-repeated="2"/>
          <table:table-cell office:value-type="float" office:value="0.00071904348442331" calcext:value-type="float">
            <text:p>0.000719043484423</text:p>
          </table:table-cell>
          <table:table-cell table:number-columns-repeated="2"/>
          <table:table-cell office:value-type="float" office:value="0.00196091225370765" calcext:value-type="float">
            <text:p>0.001960912253708</text:p>
          </table:table-cell>
          <table:table-cell/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 table:number-columns-repeated="2"/>
          <table:table-cell office:value-type="float" office:value="-0.509176850318909" calcext:value-type="float">
            <text:p>-0.509176850318909</text:p>
          </table:table-cell>
          <table:table-cell table:number-columns-repeated="2"/>
          <table:table-cell office:value-type="float" office:value="0.0583685487508774" calcext:value-type="float">
            <text:p>0.058368548750877</text:p>
          </table:table-cell>
          <table:table-cell table:number-columns-repeated="2"/>
          <table:table-cell office:value-type="float" office:value="0.0583685487508774" calcext:value-type="float">
            <text:p>0.058368548750877</text:p>
          </table:table-cell>
          <table:table-cell/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 table:number-columns-repeated="2"/>
          <table:table-cell office:value-type="float" office:value="-0.100528433918953" calcext:value-type="float">
            <text:p>-0.100528433918953</text:p>
          </table:table-cell>
          <table:table-cell table:number-columns-repeated="2"/>
          <table:table-cell office:value-type="float" office:value="-1.54343485832214" calcext:value-type="float">
            <text:p>-1.54343485832214</text:p>
          </table:table-cell>
          <table:table-cell table:number-columns-repeated="2"/>
          <table:table-cell office:value-type="float" office:value="-1.54343485832214" calcext:value-type="float">
            <text:p>-1.54343485832214</text:p>
          </table:table-cell>
          <table:table-cell/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 table:number-columns-repeated="2"/>
          <table:table-cell office:value-type="float" office:value="0.0780506283044815" calcext:value-type="float">
            <text:p>0.078050628304482</text:p>
          </table:table-cell>
          <table:table-cell table:number-columns-repeated="2"/>
          <table:table-cell office:value-type="float" office:value="-0.703121066093445" calcext:value-type="float">
            <text:p>-0.703121066093445</text:p>
          </table:table-cell>
          <table:table-cell table:number-columns-repeated="2"/>
          <table:table-cell office:value-type="float" office:value="-0.703121066093445" calcext:value-type="float">
            <text:p>-0.703121066093445</text:p>
          </table:table-cell>
          <table:table-cell/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 table:number-columns-repeated="2"/>
          <table:table-cell office:value-type="float" office:value="-0.0520654134452343" calcext:value-type="float">
            <text:p>-0.052065413445234</text:p>
          </table:table-cell>
          <table:table-cell table:number-columns-repeated="2"/>
          <table:table-cell office:value-type="float" office:value="-0.268574267625809" calcext:value-type="float">
            <text:p>-0.268574267625809</text:p>
          </table:table-cell>
          <table:table-cell table:number-columns-repeated="2"/>
          <table:table-cell office:value-type="float" office:value="-0.268574267625809" calcext:value-type="float">
            <text:p>-0.268574267625809</text:p>
          </table:table-cell>
          <table:table-cell/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 table:number-columns-repeated="2"/>
          <table:table-cell office:value-type="float" office:value="-0.529515027999878" calcext:value-type="float">
            <text:p>-0.529515027999878</text:p>
          </table:table-cell>
          <table:table-cell table:number-columns-repeated="2"/>
          <table:table-cell office:value-type="float" office:value="-1.63960731029511" calcext:value-type="float">
            <text:p>-1.63960731029511</text:p>
          </table:table-cell>
          <table:table-cell table:number-columns-repeated="2"/>
          <table:table-cell office:value-type="float" office:value="-1.63960731029511" calcext:value-type="float">
            <text:p>-1.63960731029511</text:p>
          </table:table-cell>
          <table:table-cell/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 table:number-columns-repeated="2"/>
          <table:table-cell office:value-type="float" office:value="-0.41040650010109" calcext:value-type="float">
            <text:p>-0.41040650010109</text:p>
          </table:table-cell>
          <table:table-cell table:number-columns-repeated="2"/>
          <table:table-cell office:value-type="float" office:value="0.0136324167251587" calcext:value-type="float">
            <text:p>0.013632416725159</text:p>
          </table:table-cell>
          <table:table-cell table:number-columns-repeated="2"/>
          <table:table-cell office:value-type="float" office:value="0.0308659933507443" calcext:value-type="float">
            <text:p>0.030865993350744</text:p>
          </table:table-cell>
          <table:table-cell/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 table:number-columns-repeated="2"/>
          <table:table-cell office:value-type="float" office:value="-0.60789293050766" calcext:value-type="float">
            <text:p>-0.60789293050766</text:p>
          </table:table-cell>
          <table:table-cell table:number-columns-repeated="2"/>
          <table:table-cell office:value-type="float" office:value="-3.16730666160583" calcext:value-type="float">
            <text:p>-3.16730666160583</text:p>
          </table:table-cell>
          <table:table-cell table:number-columns-repeated="2"/>
          <table:table-cell office:value-type="float" office:value="-3.16730666160583" calcext:value-type="float">
            <text:p>-3.16730666160583</text:p>
          </table:table-cell>
          <table:table-cell/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 table:number-columns-repeated="2"/>
          <table:table-cell office:value-type="float" office:value="1.1978440284729" calcext:value-type="float">
            <text:p>1.1978440284729</text:p>
          </table:table-cell>
          <table:table-cell table:number-columns-repeated="2"/>
          <table:table-cell office:value-type="float" office:value="3.28140783309937" calcext:value-type="float">
            <text:p>3.28140783309937</text:p>
          </table:table-cell>
          <table:table-cell table:number-columns-repeated="2"/>
          <table:table-cell office:value-type="float" office:value="4.03336095809937" calcext:value-type="float">
            <text:p>4.03336095809937</text:p>
          </table:table-cell>
          <table:table-cell/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 table:number-columns-repeated="2"/>
          <table:table-cell office:value-type="float" office:value="1.25985658168793" calcext:value-type="float">
            <text:p>1.25985658168793</text:p>
          </table:table-cell>
          <table:table-cell table:number-columns-repeated="2"/>
          <table:table-cell office:value-type="float" office:value="0.413755387067795" calcext:value-type="float">
            <text:p>0.413755387067795</text:p>
          </table:table-cell>
          <table:table-cell table:number-columns-repeated="2"/>
          <table:table-cell office:value-type="float" office:value="0.413755387067795" calcext:value-type="float">
            <text:p>0.413755387067795</text:p>
          </table:table-cell>
          <table:table-cell/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 table:number-columns-repeated="2"/>
          <table:table-cell office:value-type="float" office:value="-1.14954340457916" calcext:value-type="float">
            <text:p>-1.14954340457916</text:p>
          </table:table-cell>
          <table:table-cell table:number-columns-repeated="2"/>
          <table:table-cell office:value-type="float" office:value="-0.0521068498492241" calcext:value-type="float">
            <text:p>-0.052106849849224</text:p>
          </table:table-cell>
          <table:table-cell table:number-columns-repeated="2"/>
          <table:table-cell office:value-type="float" office:value="-0.0521068498492241" calcext:value-type="float">
            <text:p>-0.052106849849224</text:p>
          </table:table-cell>
          <table:table-cell/>
        </table:table-row>
        <table:table-row table:style-name="ro1">
          <table:table-cell office:value-type="float" office:value="-0.0129534052684903" calcext:value-type="float">
            <text:p>-0.01295340526849</text:p>
          </table:table-cell>
          <table:table-cell table:number-columns-repeated="2"/>
          <table:table-cell office:value-type="float" office:value="-0.0436114817857742" calcext:value-type="float">
            <text:p>-0.043611481785774</text:p>
          </table:table-cell>
          <table:table-cell table:number-columns-repeated="2"/>
          <table:table-cell office:value-type="float" office:value="0.00916597992181778" calcext:value-type="float">
            <text:p>0.009165979921818</text:p>
          </table:table-cell>
          <table:table-cell table:number-columns-repeated="2"/>
          <table:table-cell office:value-type="float" office:value="0.0120993489399552" calcext:value-type="float">
            <text:p>0.012099348939955</text:p>
          </table:table-cell>
          <table:table-cell/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 table:number-columns-repeated="2"/>
          <table:table-cell office:value-type="float" office:value="-0.952969908714294" calcext:value-type="float">
            <text:p>-0.952969908714294</text:p>
          </table:table-cell>
          <table:table-cell table:number-columns-repeated="2"/>
          <table:table-cell office:value-type="float" office:value="-0.521056234836578" calcext:value-type="float">
            <text:p>-0.521056234836578</text:p>
          </table:table-cell>
          <table:table-cell table:number-columns-repeated="2"/>
          <table:table-cell office:value-type="float" office:value="-0.521056234836578" calcext:value-type="float">
            <text:p>-0.521056234836578</text:p>
          </table:table-cell>
          <table:table-cell/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 table:number-columns-repeated="2"/>
          <table:table-cell office:value-type="float" office:value="-0.707070708274841" calcext:value-type="float">
            <text:p>-0.707070708274841</text:p>
          </table:table-cell>
          <table:table-cell table:number-columns-repeated="2"/>
          <table:table-cell office:value-type="float" office:value="-0.0533038228750229" calcext:value-type="float">
            <text:p>-0.053303822875023</text:p>
          </table:table-cell>
          <table:table-cell table:number-columns-repeated="2"/>
          <table:table-cell office:value-type="float" office:value="-0.0533038228750229" calcext:value-type="float">
            <text:p>-0.053303822875023</text:p>
          </table:table-cell>
          <table:table-cell/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 table:number-columns-repeated="2"/>
          <table:table-cell office:value-type="float" office:value="-0.965771198272705" calcext:value-type="float">
            <text:p>-0.965771198272705</text:p>
          </table:table-cell>
          <table:table-cell table:number-columns-repeated="2"/>
          <table:table-cell office:value-type="float" office:value="1.65703511238098" calcext:value-type="float">
            <text:p>1.65703511238098</text:p>
          </table:table-cell>
          <table:table-cell table:number-columns-repeated="2"/>
          <table:table-cell office:value-type="float" office:value="1.65703511238098" calcext:value-type="float">
            <text:p>1.65703511238098</text:p>
          </table:table-cell>
          <table:table-cell/>
        </table:table-row>
        <table:table-row table:style-name="ro1">
          <table:table-cell office:value-type="float" office:value="-0.0461155660450459" calcext:value-type="float">
            <text:p>-0.046115566045046</text:p>
          </table:table-cell>
          <table:table-cell table:number-columns-repeated="2"/>
          <table:table-cell office:value-type="float" office:value="-0.511743724346161" calcext:value-type="float">
            <text:p>-0.511743724346161</text:p>
          </table:table-cell>
          <table:table-cell table:number-columns-repeated="2"/>
          <table:table-cell office:value-type="float" office:value="-0.0333473458886147" calcext:value-type="float">
            <text:p>-0.033347345888615</text:p>
          </table:table-cell>
          <table:table-cell table:number-columns-repeated="2"/>
          <table:table-cell office:value-type="float" office:value="-0.0601433515548706" calcext:value-type="float">
            <text:p>-0.060143351554871</text:p>
          </table:table-cell>
          <table:table-cell/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 table:number-columns-repeated="2"/>
          <table:table-cell office:value-type="float" office:value="-1.8356112241745" calcext:value-type="float">
            <text:p>-1.8356112241745</text:p>
          </table:table-cell>
          <table:table-cell table:number-columns-repeated="2"/>
          <table:table-cell office:value-type="float" office:value="3.3261866569519" calcext:value-type="float">
            <text:p>3.3261866569519</text:p>
          </table:table-cell>
          <table:table-cell table:number-columns-repeated="2"/>
          <table:table-cell office:value-type="float" office:value="5.40123176574707" calcext:value-type="float">
            <text:p>5.40123176574707</text:p>
          </table:table-cell>
          <table:table-cell/>
        </table:table-row>
        <table:table-row table:style-name="ro1">
          <table:table-cell office:value-type="float" office:value="0.0220582522451878" calcext:value-type="float">
            <text:p>0.022058252245188</text:p>
          </table:table-cell>
          <table:table-cell table:number-columns-repeated="2"/>
          <table:table-cell office:value-type="float" office:value="-1.02146828174591" calcext:value-type="float">
            <text:p>-1.02146828174591</text:p>
          </table:table-cell>
          <table:table-cell table:number-columns-repeated="2"/>
          <table:table-cell office:value-type="float" office:value="-2.40708470344543" calcext:value-type="float">
            <text:p>-2.40708470344543</text:p>
          </table:table-cell>
          <table:table-cell table:number-columns-repeated="2"/>
          <table:table-cell office:value-type="float" office:value="-3.04232168197632" calcext:value-type="float">
            <text:p>-3.04232168197632</text:p>
          </table:table-cell>
          <table:table-cell/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 table:number-columns-repeated="2"/>
          <table:table-cell office:value-type="float" office:value="1.30848038196564" calcext:value-type="float">
            <text:p>1.30848038196564</text:p>
          </table:table-cell>
          <table:table-cell table:number-columns-repeated="2"/>
          <table:table-cell office:value-type="float" office:value="-0.2724649310112" calcext:value-type="float">
            <text:p>-0.2724649310112</text:p>
          </table:table-cell>
          <table:table-cell table:number-columns-repeated="2"/>
          <table:table-cell office:value-type="float" office:value="-0.2724649310112" calcext:value-type="float">
            <text:p>-0.2724649310112</text:p>
          </table:table-cell>
          <table:table-cell/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 table:number-columns-repeated="2"/>
          <table:table-cell office:value-type="float" office:value="-0.331437706947327" calcext:value-type="float">
            <text:p>-0.331437706947327</text:p>
          </table:table-cell>
          <table:table-cell table:number-columns-repeated="2"/>
          <table:table-cell office:value-type="float" office:value="-0.290979981422424" calcext:value-type="float">
            <text:p>-0.290979981422424</text:p>
          </table:table-cell>
          <table:table-cell table:number-columns-repeated="2"/>
          <table:table-cell office:value-type="float" office:value="-0.290979981422424" calcext:value-type="float">
            <text:p>-0.290979981422424</text:p>
          </table:table-cell>
          <table:table-cell/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 table:number-columns-repeated="2"/>
          <table:table-cell office:value-type="float" office:value="-0.886948168277741" calcext:value-type="float">
            <text:p>-0.886948168277741</text:p>
          </table:table-cell>
          <table:table-cell table:number-columns-repeated="2"/>
          <table:table-cell office:value-type="float" office:value="-0.306456029415131" calcext:value-type="float">
            <text:p>-0.306456029415131</text:p>
          </table:table-cell>
          <table:table-cell table:number-columns-repeated="2"/>
          <table:table-cell office:value-type="float" office:value="-0.306456029415131" calcext:value-type="float">
            <text:p>-0.306456029415131</text:p>
          </table:table-cell>
          <table:table-cell/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 table:number-columns-repeated="2"/>
          <table:table-cell office:value-type="float" office:value="-0.786218643188477" calcext:value-type="float">
            <text:p>-0.786218643188477</text:p>
          </table:table-cell>
          <table:table-cell table:number-columns-repeated="2"/>
          <table:table-cell office:value-type="float" office:value="-0.273330301046371" calcext:value-type="float">
            <text:p>-0.273330301046371</text:p>
          </table:table-cell>
          <table:table-cell table:number-columns-repeated="2"/>
          <table:table-cell office:value-type="float" office:value="-0.273330301046371" calcext:value-type="float">
            <text:p>-0.273330301046371</text:p>
          </table:table-cell>
          <table:table-cell/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 table:number-columns-repeated="2"/>
          <table:table-cell office:value-type="float" office:value="-0.224654376506805" calcext:value-type="float">
            <text:p>-0.224654376506805</text:p>
          </table:table-cell>
          <table:table-cell table:number-columns-repeated="2"/>
          <table:table-cell office:value-type="float" office:value="3.41987347602844" calcext:value-type="float">
            <text:p>3.41987347602844</text:p>
          </table:table-cell>
          <table:table-cell table:number-columns-repeated="2"/>
          <table:table-cell office:value-type="float" office:value="3.57816457748413" calcext:value-type="float">
            <text:p>3.57816457748413</text:p>
          </table:table-cell>
          <table:table-cell/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 table:number-columns-repeated="2"/>
          <table:table-cell office:value-type="float" office:value="0.00193983397912234" calcext:value-type="float">
            <text:p>0.001939833979122</text:p>
          </table:table-cell>
          <table:table-cell table:number-columns-repeated="2"/>
          <table:table-cell office:value-type="float" office:value="-0.142831087112427" calcext:value-type="float">
            <text:p>-0.142831087112427</text:p>
          </table:table-cell>
          <table:table-cell table:number-columns-repeated="2"/>
          <table:table-cell office:value-type="float" office:value="-0.142831087112427" calcext:value-type="float">
            <text:p>-0.142831087112427</text:p>
          </table:table-cell>
          <table:table-cell/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 table:number-columns-repeated="2"/>
          <table:table-cell office:value-type="float" office:value="-1.46210634708405" calcext:value-type="float">
            <text:p>-1.46210634708405</text:p>
          </table:table-cell>
          <table:table-cell table:number-columns-repeated="2"/>
          <table:table-cell office:value-type="float" office:value="-0.553847193717957" calcext:value-type="float">
            <text:p>-0.553847193717957</text:p>
          </table:table-cell>
          <table:table-cell table:number-columns-repeated="2"/>
          <table:table-cell office:value-type="float" office:value="-0.553847193717957" calcext:value-type="float">
            <text:p>-0.553847193717957</text:p>
          </table:table-cell>
          <table:table-cell/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 table:number-columns-repeated="2"/>
          <table:table-cell office:value-type="float" office:value="-0.0271646752953529" calcext:value-type="float">
            <text:p>-0.027164675295353</text:p>
          </table:table-cell>
          <table:table-cell table:number-columns-repeated="2"/>
          <table:table-cell office:value-type="float" office:value="0.0253480467945337" calcext:value-type="float">
            <text:p>0.025348046794534</text:p>
          </table:table-cell>
          <table:table-cell table:number-columns-repeated="2"/>
          <table:table-cell office:value-type="float" office:value="0.0243809875100851" calcext:value-type="float">
            <text:p>0.024380987510085</text:p>
          </table:table-cell>
          <table:table-cell/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 table:number-columns-repeated="2"/>
          <table:table-cell office:value-type="float" office:value="-0.296533763408661" calcext:value-type="float">
            <text:p>-0.296533763408661</text:p>
          </table:table-cell>
          <table:table-cell table:number-columns-repeated="2"/>
          <table:table-cell office:value-type="float" office:value="-0.43187940120697" calcext:value-type="float">
            <text:p>-0.43187940120697</text:p>
          </table:table-cell>
          <table:table-cell table:number-columns-repeated="2"/>
          <table:table-cell office:value-type="float" office:value="-0.43187940120697" calcext:value-type="float">
            <text:p>-0.43187940120697</text:p>
          </table:table-cell>
          <table:table-cell/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 table:number-columns-repeated="2"/>
          <table:table-cell office:value-type="float" office:value="-1.97657299041748" calcext:value-type="float">
            <text:p>-1.97657299041748</text:p>
          </table:table-cell>
          <table:table-cell table:number-columns-repeated="2"/>
          <table:table-cell office:value-type="float" office:value="0.392626076936722" calcext:value-type="float">
            <text:p>0.392626076936722</text:p>
          </table:table-cell>
          <table:table-cell table:number-columns-repeated="2"/>
          <table:table-cell office:value-type="float" office:value="0.392626076936722" calcext:value-type="float">
            <text:p>0.392626076936722</text:p>
          </table:table-cell>
          <table:table-cell/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 table:number-columns-repeated="2"/>
          <table:table-cell office:value-type="float" office:value="-1.45117580890656" calcext:value-type="float">
            <text:p>-1.45117580890656</text:p>
          </table:table-cell>
          <table:table-cell table:number-columns-repeated="2"/>
          <table:table-cell office:value-type="float" office:value="-0.194588959217072" calcext:value-type="float">
            <text:p>-0.194588959217072</text:p>
          </table:table-cell>
          <table:table-cell table:number-columns-repeated="2"/>
          <table:table-cell office:value-type="float" office:value="-0.194588959217072" calcext:value-type="float">
            <text:p>-0.194588959217072</text:p>
          </table:table-cell>
          <table:table-cell/>
        </table:table-row>
        <table:table-row table:style-name="ro1">
          <table:table-cell office:value-type="float" office:value="0.0832441821694374" calcext:value-type="float">
            <text:p>0.083244182169438</text:p>
          </table:table-cell>
          <table:table-cell table:number-columns-repeated="2"/>
          <table:table-cell office:value-type="float" office:value="-1.68268501758575" calcext:value-type="float">
            <text:p>-1.68268501758575</text:p>
          </table:table-cell>
          <table:table-cell table:number-columns-repeated="2"/>
          <table:table-cell office:value-type="float" office:value="-1.0802788734436" calcext:value-type="float">
            <text:p>-1.0802788734436</text:p>
          </table:table-cell>
          <table:table-cell table:number-columns-repeated="2"/>
          <table:table-cell office:value-type="float" office:value="-1.0802788734436" calcext:value-type="float">
            <text:p>-1.0802788734436</text:p>
          </table:table-cell>
          <table:table-cell/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 table:number-columns-repeated="2"/>
          <table:table-cell office:value-type="float" office:value="0.00129030470270664" calcext:value-type="float">
            <text:p>0.001290304702707</text:p>
          </table:table-cell>
          <table:table-cell table:number-columns-repeated="2"/>
          <table:table-cell office:value-type="float" office:value="1.57669985294342" calcext:value-type="float">
            <text:p>1.57669985294342</text:p>
          </table:table-cell>
          <table:table-cell table:number-columns-repeated="2"/>
          <table:table-cell office:value-type="float" office:value="1.57669985294342" calcext:value-type="float">
            <text:p>1.57669985294342</text:p>
          </table:table-cell>
          <table:table-cell/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 table:number-columns-repeated="2"/>
          <table:table-cell office:value-type="float" office:value="-0.411606580018997" calcext:value-type="float">
            <text:p>-0.411606580018997</text:p>
          </table:table-cell>
          <table:table-cell table:number-columns-repeated="2"/>
          <table:table-cell office:value-type="float" office:value="-1.1763699054718" calcext:value-type="float">
            <text:p>-1.1763699054718</text:p>
          </table:table-cell>
          <table:table-cell table:number-columns-repeated="2"/>
          <table:table-cell office:value-type="float" office:value="-5.07850217819214" calcext:value-type="float">
            <text:p>-5.07850217819214</text:p>
          </table:table-cell>
          <table:table-cell/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 table:number-columns-repeated="2"/>
          <table:table-cell office:value-type="float" office:value="-0.00578437419608235" calcext:value-type="float">
            <text:p>-0.005784374196082</text:p>
          </table:table-cell>
          <table:table-cell table:number-columns-repeated="2"/>
          <table:table-cell office:value-type="float" office:value="1.89486169815063" calcext:value-type="float">
            <text:p>1.89486169815063</text:p>
          </table:table-cell>
          <table:table-cell table:number-columns-repeated="2"/>
          <table:table-cell office:value-type="float" office:value="-0.741338193416595" calcext:value-type="float">
            <text:p>-0.741338193416595</text:p>
          </table:table-cell>
          <table:table-cell/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 table:number-columns-repeated="2"/>
          <table:table-cell office:value-type="float" office:value="-0.24941948056221" calcext:value-type="float">
            <text:p>-0.24941948056221</text:p>
          </table:table-cell>
          <table:table-cell table:number-columns-repeated="2"/>
          <table:table-cell office:value-type="float" office:value="2.02073168754578" calcext:value-type="float">
            <text:p>2.02073168754578</text:p>
          </table:table-cell>
          <table:table-cell table:number-columns-repeated="2"/>
          <table:table-cell office:value-type="float" office:value="2.18611145019531" calcext:value-type="float">
            <text:p>2.18611145019531</text:p>
          </table:table-cell>
          <table:table-cell/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 table:number-columns-repeated="2"/>
          <table:table-cell office:value-type="float" office:value="0.486636877059936" calcext:value-type="float">
            <text:p>0.486636877059936</text:p>
          </table:table-cell>
          <table:table-cell table:number-columns-repeated="2"/>
          <table:table-cell office:value-type="float" office:value="-0.570319354534149" calcext:value-type="float">
            <text:p>-0.570319354534149</text:p>
          </table:table-cell>
          <table:table-cell table:number-columns-repeated="2"/>
          <table:table-cell office:value-type="float" office:value="-0.570319354534149" calcext:value-type="float">
            <text:p>-0.570319354534149</text:p>
          </table:table-cell>
          <table:table-cell/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 table:number-columns-repeated="2"/>
          <table:table-cell office:value-type="float" office:value="0.022640286013484" calcext:value-type="float">
            <text:p>0.022640286013484</text:p>
          </table:table-cell>
          <table:table-cell table:number-columns-repeated="2"/>
          <table:table-cell office:value-type="float" office:value="-1.23250639438629" calcext:value-type="float">
            <text:p>-1.23250639438629</text:p>
          </table:table-cell>
          <table:table-cell table:number-columns-repeated="2"/>
          <table:table-cell office:value-type="float" office:value="-1.23250639438629" calcext:value-type="float">
            <text:p>-1.23250639438629</text:p>
          </table:table-cell>
          <table:table-cell/>
        </table:table-row>
        <table:table-row table:style-name="ro1">
          <table:table-cell office:value-type="float" office:value="-0.0193656459450722" calcext:value-type="float">
            <text:p>-0.019365645945072</text:p>
          </table:table-cell>
          <table:table-cell table:number-columns-repeated="2"/>
          <table:table-cell office:value-type="float" office:value="-1.08396697044373" calcext:value-type="float">
            <text:p>-1.08396697044373</text:p>
          </table:table-cell>
          <table:table-cell table:number-columns-repeated="2"/>
          <table:table-cell office:value-type="float" office:value="0.0365504138171673" calcext:value-type="float">
            <text:p>0.036550413817167</text:p>
          </table:table-cell>
          <table:table-cell table:number-columns-repeated="2"/>
          <table:table-cell office:value-type="float" office:value="0.00733583234250546" calcext:value-type="float">
            <text:p>0.007335832342505</text:p>
          </table:table-cell>
          <table:table-cell/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 table:number-columns-repeated="2"/>
          <table:table-cell office:value-type="float" office:value="0.457261741161346" calcext:value-type="float">
            <text:p>0.457261741161346</text:p>
          </table:table-cell>
          <table:table-cell table:number-columns-repeated="2"/>
          <table:table-cell office:value-type="float" office:value="-2.63100838661194" calcext:value-type="float">
            <text:p>-2.63100838661194</text:p>
          </table:table-cell>
          <table:table-cell table:number-columns-repeated="2"/>
          <table:table-cell office:value-type="float" office:value="-2.63100838661194" calcext:value-type="float">
            <text:p>-2.63100838661194</text:p>
          </table:table-cell>
          <table:table-cell/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 table:number-columns-repeated="2"/>
          <table:table-cell office:value-type="float" office:value="-2.2784309387207" calcext:value-type="float">
            <text:p>-2.2784309387207</text:p>
          </table:table-cell>
          <table:table-cell table:number-columns-repeated="2"/>
          <table:table-cell office:value-type="float" office:value="-0.303729087114334" calcext:value-type="float">
            <text:p>-0.303729087114334</text:p>
          </table:table-cell>
          <table:table-cell table:number-columns-repeated="2"/>
          <table:table-cell office:value-type="float" office:value="-0.303729087114334" calcext:value-type="float">
            <text:p>-0.303729087114334</text:p>
          </table:table-cell>
          <table:table-cell/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 table:number-columns-repeated="2"/>
          <table:table-cell office:value-type="float" office:value="0.101216487586498" calcext:value-type="float">
            <text:p>0.101216487586498</text:p>
          </table:table-cell>
          <table:table-cell table:number-columns-repeated="2"/>
          <table:table-cell office:value-type="float" office:value="-2.17787098884583" calcext:value-type="float">
            <text:p>-2.17787098884583</text:p>
          </table:table-cell>
          <table:table-cell table:number-columns-repeated="2"/>
          <table:table-cell office:value-type="float" office:value="-2.17787098884583" calcext:value-type="float">
            <text:p>-2.17787098884583</text:p>
          </table:table-cell>
          <table:table-cell/>
        </table:table-row>
        <table:table-row table:style-name="ro1">
          <table:table-cell office:value-type="float" office:value="-0.025545896962285" calcext:value-type="float">
            <text:p>-0.025545896962285</text:p>
          </table:table-cell>
          <table:table-cell table:number-columns-repeated="2"/>
          <table:table-cell office:value-type="float" office:value="0.0078694075345993" calcext:value-type="float">
            <text:p>0.007869407534599</text:p>
          </table:table-cell>
          <table:table-cell table:number-columns-repeated="2"/>
          <table:table-cell office:value-type="float" office:value="-1.19188952445984" calcext:value-type="float">
            <text:p>-1.19188952445984</text:p>
          </table:table-cell>
          <table:table-cell table:number-columns-repeated="2"/>
          <table:table-cell office:value-type="float" office:value="-5.62361478805542" calcext:value-type="float">
            <text:p>-5.62361478805542</text:p>
          </table:table-cell>
          <table:table-cell/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 table:number-columns-repeated="2"/>
          <table:table-cell office:value-type="float" office:value="0.0748479962348938" calcext:value-type="float">
            <text:p>0.074847996234894</text:p>
          </table:table-cell>
          <table:table-cell table:number-columns-repeated="2"/>
          <table:table-cell office:value-type="float" office:value="-2.73310399055481" calcext:value-type="float">
            <text:p>-2.73310399055481</text:p>
          </table:table-cell>
          <table:table-cell table:number-columns-repeated="2"/>
          <table:table-cell office:value-type="float" office:value="-1.36432754993439" calcext:value-type="float">
            <text:p>-1.36432754993439</text:p>
          </table:table-cell>
          <table:table-cell/>
        </table:table-row>
        <table:table-row table:style-name="ro1">
          <table:table-cell office:value-type="float" office:value="-0.0114977275952697" calcext:value-type="float">
            <text:p>-0.01149772759527</text:p>
          </table:table-cell>
          <table:table-cell table:number-columns-repeated="2"/>
          <table:table-cell office:value-type="float" office:value="0.0198630578815937" calcext:value-type="float">
            <text:p>0.019863057881594</text:p>
          </table:table-cell>
          <table:table-cell table:number-columns-repeated="2"/>
          <table:table-cell office:value-type="float" office:value="-3.7418942451477" calcext:value-type="float">
            <text:p>-3.7418942451477</text:p>
          </table:table-cell>
          <table:table-cell table:number-columns-repeated="2"/>
          <table:table-cell office:value-type="float" office:value="-3.7418942451477" calcext:value-type="float">
            <text:p>-3.7418942451477</text:p>
          </table:table-cell>
          <table:table-cell/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 table:number-columns-repeated="2"/>
          <table:table-cell office:value-type="float" office:value="-1.20676553249359" calcext:value-type="float">
            <text:p>-1.20676553249359</text:p>
          </table:table-cell>
          <table:table-cell table:number-columns-repeated="2"/>
          <table:table-cell office:value-type="float" office:value="-0.80075478553772" calcext:value-type="float">
            <text:p>-0.80075478553772</text:p>
          </table:table-cell>
          <table:table-cell table:number-columns-repeated="2"/>
          <table:table-cell office:value-type="float" office:value="-0.80075478553772" calcext:value-type="float">
            <text:p>-0.80075478553772</text:p>
          </table:table-cell>
          <table:table-cell/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 table:number-columns-repeated="2"/>
          <table:table-cell office:value-type="float" office:value="0.0708853378891945" calcext:value-type="float">
            <text:p>0.070885337889195</text:p>
          </table:table-cell>
          <table:table-cell table:number-columns-repeated="2"/>
          <table:table-cell office:value-type="float" office:value="0.386499673128128" calcext:value-type="float">
            <text:p>0.386499673128128</text:p>
          </table:table-cell>
          <table:table-cell table:number-columns-repeated="2"/>
          <table:table-cell office:value-type="float" office:value="0.386499673128128" calcext:value-type="float">
            <text:p>0.386499673128128</text:p>
          </table:table-cell>
          <table:table-cell/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 table:number-columns-repeated="2"/>
          <table:table-cell office:value-type="float" office:value="0.0855834782123566" calcext:value-type="float">
            <text:p>0.085583478212357</text:p>
          </table:table-cell>
          <table:table-cell table:number-columns-repeated="2"/>
          <table:table-cell office:value-type="float" office:value="-0.602588891983032" calcext:value-type="float">
            <text:p>-0.602588891983032</text:p>
          </table:table-cell>
          <table:table-cell table:number-columns-repeated="2"/>
          <table:table-cell office:value-type="float" office:value="-0.602588891983032" calcext:value-type="float">
            <text:p>-0.602588891983032</text:p>
          </table:table-cell>
          <table:table-cell/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 table:number-columns-repeated="2"/>
          <table:table-cell office:value-type="float" office:value="-1.84091854095459" calcext:value-type="float">
            <text:p>-1.84091854095459</text:p>
          </table:table-cell>
          <table:table-cell table:number-columns-repeated="2"/>
          <table:table-cell office:value-type="float" office:value="-0.126605242490768" calcext:value-type="float">
            <text:p>-0.126605242490768</text:p>
          </table:table-cell>
          <table:table-cell table:number-columns-repeated="2"/>
          <table:table-cell office:value-type="float" office:value="-0.126605242490768" calcext:value-type="float">
            <text:p>-0.126605242490768</text:p>
          </table:table-cell>
          <table:table-cell/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 table:number-columns-repeated="2"/>
          <table:table-cell office:value-type="float" office:value="1.60203444957733" calcext:value-type="float">
            <text:p>1.60203444957733</text:p>
          </table:table-cell>
          <table:table-cell table:number-columns-repeated="2"/>
          <table:table-cell office:value-type="float" office:value="0.0141629464924336" calcext:value-type="float">
            <text:p>0.014162946492434</text:p>
          </table:table-cell>
          <table:table-cell table:number-columns-repeated="2"/>
          <table:table-cell office:value-type="float" office:value="0.700574994087219" calcext:value-type="float">
            <text:p>0.700574994087219</text:p>
          </table:table-cell>
          <table:table-cell/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 table:number-columns-repeated="2"/>
          <table:table-cell office:value-type="float" office:value="1.49314033985138" calcext:value-type="float">
            <text:p>1.49314033985138</text:p>
          </table:table-cell>
          <table:table-cell table:number-columns-repeated="2"/>
          <table:table-cell office:value-type="float" office:value="-0.153890877962112" calcext:value-type="float">
            <text:p>-0.153890877962112</text:p>
          </table:table-cell>
          <table:table-cell table:number-columns-repeated="2"/>
          <table:table-cell office:value-type="float" office:value="-0.153890877962112" calcext:value-type="float">
            <text:p>-0.153890877962112</text:p>
          </table:table-cell>
          <table:table-cell/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 table:number-columns-repeated="2"/>
          <table:table-cell office:value-type="float" office:value="-0.208298847079277" calcext:value-type="float">
            <text:p>-0.208298847079277</text:p>
          </table:table-cell>
          <table:table-cell table:number-columns-repeated="2"/>
          <table:table-cell office:value-type="float" office:value="-0.147214114665985" calcext:value-type="float">
            <text:p>-0.147214114665985</text:p>
          </table:table-cell>
          <table:table-cell table:number-columns-repeated="2"/>
          <table:table-cell office:value-type="float" office:value="-0.147214114665985" calcext:value-type="float">
            <text:p>-0.147214114665985</text:p>
          </table:table-cell>
          <table:table-cell/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 table:number-columns-repeated="2"/>
          <table:table-cell office:value-type="float" office:value="1.49640130996704" calcext:value-type="float">
            <text:p>1.49640130996704</text:p>
          </table:table-cell>
          <table:table-cell table:number-columns-repeated="2"/>
          <table:table-cell office:value-type="float" office:value="-5.130699634552" calcext:value-type="float">
            <text:p>-5.130699634552</text:p>
          </table:table-cell>
          <table:table-cell table:number-columns-repeated="2"/>
          <table:table-cell office:value-type="float" office:value="-6.49488353729248" calcext:value-type="float">
            <text:p>-6.49488353729248</text:p>
          </table:table-cell>
          <table:table-cell/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 table:number-columns-repeated="2"/>
          <table:table-cell office:value-type="float" office:value="1.54518067836761" calcext:value-type="float">
            <text:p>1.54518067836761</text:p>
          </table:table-cell>
          <table:table-cell table:number-columns-repeated="2"/>
          <table:table-cell office:value-type="float" office:value="-0.231252446770668" calcext:value-type="float">
            <text:p>-0.231252446770668</text:p>
          </table:table-cell>
          <table:table-cell table:number-columns-repeated="2"/>
          <table:table-cell office:value-type="float" office:value="-0.231252446770668" calcext:value-type="float">
            <text:p>-0.231252446770668</text:p>
          </table:table-cell>
          <table:table-cell/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 table:number-columns-repeated="2"/>
          <table:table-cell office:value-type="float" office:value="-0.111012950539589" calcext:value-type="float">
            <text:p>-0.111012950539589</text:p>
          </table:table-cell>
          <table:table-cell table:number-columns-repeated="2"/>
          <table:table-cell office:value-type="float" office:value="-0.250301390886307" calcext:value-type="float">
            <text:p>-0.250301390886307</text:p>
          </table:table-cell>
          <table:table-cell table:number-columns-repeated="2"/>
          <table:table-cell office:value-type="float" office:value="-0.250301390886307" calcext:value-type="float">
            <text:p>-0.250301390886307</text:p>
          </table:table-cell>
          <table:table-cell/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 table:number-columns-repeated="2"/>
          <table:table-cell office:value-type="float" office:value="0.0381201542913914" calcext:value-type="float">
            <text:p>0.038120154291391</text:p>
          </table:table-cell>
          <table:table-cell table:number-columns-repeated="2"/>
          <table:table-cell office:value-type="float" office:value="0.0489433109760284" calcext:value-type="float">
            <text:p>0.048943310976029</text:p>
          </table:table-cell>
          <table:table-cell table:number-columns-repeated="2"/>
          <table:table-cell office:value-type="float" office:value="0.0489433109760284" calcext:value-type="float">
            <text:p>0.048943310976029</text:p>
          </table:table-cell>
          <table:table-cell/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 table:number-columns-repeated="2"/>
          <table:table-cell office:value-type="float" office:value="-0.23898534476757" calcext:value-type="float">
            <text:p>-0.23898534476757</text:p>
          </table:table-cell>
          <table:table-cell table:number-columns-repeated="2"/>
          <table:table-cell office:value-type="float" office:value="-0.604224979877472" calcext:value-type="float">
            <text:p>-0.604224979877472</text:p>
          </table:table-cell>
          <table:table-cell table:number-columns-repeated="2"/>
          <table:table-cell office:value-type="float" office:value="-0.604224979877472" calcext:value-type="float">
            <text:p>-0.604224979877472</text:p>
          </table:table-cell>
          <table:table-cell/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 table:number-columns-repeated="2"/>
          <table:table-cell office:value-type="float" office:value="-0.00922419503331184" calcext:value-type="float">
            <text:p>-0.009224195033312</text:p>
          </table:table-cell>
          <table:table-cell table:number-columns-repeated="2"/>
          <table:table-cell office:value-type="float" office:value="-0.0209709573537111" calcext:value-type="float">
            <text:p>-0.020970957353711</text:p>
          </table:table-cell>
          <table:table-cell table:number-columns-repeated="2"/>
          <table:table-cell office:value-type="float" office:value="-0.0209709573537111" calcext:value-type="float">
            <text:p>-0.020970957353711</text:p>
          </table:table-cell>
          <table:table-cell/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 table:number-columns-repeated="2"/>
          <table:table-cell office:value-type="float" office:value="1.33045470714569" calcext:value-type="float">
            <text:p>1.33045470714569</text:p>
          </table:table-cell>
          <table:table-cell table:number-columns-repeated="2"/>
          <table:table-cell office:value-type="float" office:value="-5.4274787902832" calcext:value-type="float">
            <text:p>-5.4274787902832</text:p>
          </table:table-cell>
          <table:table-cell table:number-columns-repeated="2"/>
          <table:table-cell office:value-type="float" office:value="-10.5399169921875" calcext:value-type="float">
            <text:p>-10.5399169921875</text:p>
          </table:table-cell>
          <table:table-cell/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 table:number-columns-repeated="2"/>
          <table:table-cell office:value-type="float" office:value="1.55356478691101" calcext:value-type="float">
            <text:p>1.55356478691101</text:p>
          </table:table-cell>
          <table:table-cell table:number-columns-repeated="2"/>
          <table:table-cell office:value-type="float" office:value="-0.120674833655357" calcext:value-type="float">
            <text:p>-0.120674833655357</text:p>
          </table:table-cell>
          <table:table-cell table:number-columns-repeated="2"/>
          <table:table-cell office:value-type="float" office:value="0.117989353835583" calcext:value-type="float">
            <text:p>0.117989353835583</text:p>
          </table:table-cell>
          <table:table-cell/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 table:number-columns-repeated="2"/>
          <table:table-cell office:value-type="float" office:value="-0.0186070632189512" calcext:value-type="float">
            <text:p>-0.018607063218951</text:p>
          </table:table-cell>
          <table:table-cell table:number-columns-repeated="2"/>
          <table:table-cell office:value-type="float" office:value="-0.0950077399611473" calcext:value-type="float">
            <text:p>-0.095007739961147</text:p>
          </table:table-cell>
          <table:table-cell table:number-columns-repeated="2"/>
          <table:table-cell office:value-type="float" office:value="-0.23152631521225" calcext:value-type="float">
            <text:p>-0.23152631521225</text:p>
          </table:table-cell>
          <table:table-cell/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 table:number-columns-repeated="2"/>
          <table:table-cell office:value-type="float" office:value="-0.248233675956726" calcext:value-type="float">
            <text:p>-0.248233675956726</text:p>
          </table:table-cell>
          <table:table-cell table:number-columns-repeated="2"/>
          <table:table-cell office:value-type="float" office:value="-0.138151332736015" calcext:value-type="float">
            <text:p>-0.138151332736015</text:p>
          </table:table-cell>
          <table:table-cell table:number-columns-repeated="2"/>
          <table:table-cell office:value-type="float" office:value="-0.138151332736015" calcext:value-type="float">
            <text:p>-0.138151332736015</text:p>
          </table:table-cell>
          <table:table-cell/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 table:number-columns-repeated="2"/>
          <table:table-cell office:value-type="float" office:value="0.472925961017609" calcext:value-type="float">
            <text:p>0.472925961017609</text:p>
          </table:table-cell>
          <table:table-cell table:number-columns-repeated="2"/>
          <table:table-cell office:value-type="float" office:value="-0.432656109333038" calcext:value-type="float">
            <text:p>-0.432656109333038</text:p>
          </table:table-cell>
          <table:table-cell table:number-columns-repeated="2"/>
          <table:table-cell office:value-type="float" office:value="-0.432656109333038" calcext:value-type="float">
            <text:p>-0.432656109333038</text:p>
          </table:table-cell>
          <table:table-cell/>
        </table:table-row>
        <table:table-row table:style-name="ro1">
          <table:table-cell office:value-type="float" office:value="-0.0203045420348644" calcext:value-type="float">
            <text:p>-0.020304542034865</text:p>
          </table:table-cell>
          <table:table-cell table:number-columns-repeated="2"/>
          <table:table-cell office:value-type="float" office:value="-0.0330999121069908" calcext:value-type="float">
            <text:p>-0.033099912106991</text:p>
          </table:table-cell>
          <table:table-cell table:number-columns-repeated="2"/>
          <table:table-cell office:value-type="float" office:value="-5.21527099609375" calcext:value-type="float">
            <text:p>-5.21527099609375</text:p>
          </table:table-cell>
          <table:table-cell table:number-columns-repeated="2"/>
          <table:table-cell office:value-type="float" office:value="-6.68844318389893" calcext:value-type="float">
            <text:p>-6.68844318389893</text:p>
          </table:table-cell>
          <table:table-cell/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 table:number-columns-repeated="2"/>
          <table:table-cell office:value-type="float" office:value="1.00591707229614" calcext:value-type="float">
            <text:p>1.00591707229614</text:p>
          </table:table-cell>
          <table:table-cell table:number-columns-repeated="2"/>
          <table:table-cell office:value-type="float" office:value="-0.995121777057648" calcext:value-type="float">
            <text:p>-0.995121777057648</text:p>
          </table:table-cell>
          <table:table-cell table:number-columns-repeated="2"/>
          <table:table-cell office:value-type="float" office:value="-0.995121777057648" calcext:value-type="float">
            <text:p>-0.995121777057648</text:p>
          </table:table-cell>
          <table:table-cell/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 table:number-columns-repeated="2"/>
          <table:table-cell office:value-type="float" office:value="-1.32634401321411" calcext:value-type="float">
            <text:p>-1.32634401321411</text:p>
          </table:table-cell>
          <table:table-cell table:number-columns-repeated="2"/>
          <table:table-cell office:value-type="float" office:value="-0.0452774502336979" calcext:value-type="float">
            <text:p>-0.045277450233698</text:p>
          </table:table-cell>
          <table:table-cell table:number-columns-repeated="2"/>
          <table:table-cell office:value-type="float" office:value="-0.0452774502336979" calcext:value-type="float">
            <text:p>-0.045277450233698</text:p>
          </table:table-cell>
          <table:table-cell/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 table:number-columns-repeated="2"/>
          <table:table-cell office:value-type="float" office:value="1.46576619148254" calcext:value-type="float">
            <text:p>1.46576619148254</text:p>
          </table:table-cell>
          <table:table-cell table:number-columns-repeated="2"/>
          <table:table-cell office:value-type="float" office:value="0.482386857271194" calcext:value-type="float">
            <text:p>0.482386857271194</text:p>
          </table:table-cell>
          <table:table-cell table:number-columns-repeated="2"/>
          <table:table-cell office:value-type="float" office:value="0.482386857271194" calcext:value-type="float">
            <text:p>0.482386857271194</text:p>
          </table:table-cell>
          <table:table-cell/>
        </table:table-row>
        <table:table-row table:style-name="ro1">
          <table:table-cell office:value-type="float" office:value="0.00285434909164906" calcext:value-type="float">
            <text:p>0.002854349091649</text:p>
          </table:table-cell>
          <table:table-cell table:number-columns-repeated="2"/>
          <table:table-cell office:value-type="float" office:value="1.3600652217865" calcext:value-type="float">
            <text:p>1.3600652217865</text:p>
          </table:table-cell>
          <table:table-cell table:number-columns-repeated="2"/>
          <table:table-cell office:value-type="float" office:value="-5.45349311828613" calcext:value-type="float">
            <text:p>-5.45349311828613</text:p>
          </table:table-cell>
          <table:table-cell table:number-columns-repeated="2"/>
          <table:table-cell office:value-type="float" office:value="-10.8250923156738" calcext:value-type="float">
            <text:p>-10.8250923156738</text:p>
          </table:table-cell>
          <table:table-cell/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 table:number-columns-repeated="2"/>
          <table:table-cell office:value-type="float" office:value="1.15654265880585" calcext:value-type="float">
            <text:p>1.15654265880585</text:p>
          </table:table-cell>
          <table:table-cell table:number-columns-repeated="2"/>
          <table:table-cell office:value-type="float" office:value="-0.120831750333309" calcext:value-type="float">
            <text:p>-0.120831750333309</text:p>
          </table:table-cell>
          <table:table-cell table:number-columns-repeated="2"/>
          <table:table-cell office:value-type="float" office:value="-0.181293159723282" calcext:value-type="float">
            <text:p>-0.181293159723282</text:p>
          </table:table-cell>
          <table:table-cell/>
        </table:table-row>
        <table:table-row table:style-name="ro1">
          <table:table-cell office:value-type="float" office:value="0.00300872372463346" calcext:value-type="float">
            <text:p>0.003008723724633</text:p>
          </table:table-cell>
          <table:table-cell table:number-columns-repeated="2"/>
          <table:table-cell office:value-type="float" office:value="0.429963678121567" calcext:value-type="float">
            <text:p>0.429963678121567</text:p>
          </table:table-cell>
          <table:table-cell table:number-columns-repeated="2"/>
          <table:table-cell office:value-type="float" office:value="-0.508358359336853" calcext:value-type="float">
            <text:p>-0.508358359336853</text:p>
          </table:table-cell>
          <table:table-cell table:number-columns-repeated="2"/>
          <table:table-cell office:value-type="float" office:value="-0.48717200756073" calcext:value-type="float">
            <text:p>-0.48717200756073</text:p>
          </table:table-cell>
          <table:table-cell/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 table:number-columns-repeated="2"/>
          <table:table-cell office:value-type="float" office:value="-0.288228750228882" calcext:value-type="float">
            <text:p>-0.288228750228882</text:p>
          </table:table-cell>
          <table:table-cell table:number-columns-repeated="2"/>
          <table:table-cell office:value-type="float" office:value="-0.00741522945463658" calcext:value-type="float">
            <text:p>-0.007415229454637</text:p>
          </table:table-cell>
          <table:table-cell table:number-columns-repeated="2"/>
          <table:table-cell office:value-type="float" office:value="-0.00741522945463658" calcext:value-type="float">
            <text:p>-0.007415229454637</text:p>
          </table:table-cell>
          <table:table-cell/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 table:number-columns-repeated="2"/>
          <table:table-cell office:value-type="float" office:value="2.63499569892883" calcext:value-type="float">
            <text:p>2.63499569892883</text:p>
          </table:table-cell>
          <table:table-cell table:number-columns-repeated="2"/>
          <table:table-cell office:value-type="float" office:value="-0.0353396907448769" calcext:value-type="float">
            <text:p>-0.035339690744877</text:p>
          </table:table-cell>
          <table:table-cell table:number-columns-repeated="2"/>
          <table:table-cell office:value-type="float" office:value="-0.0353396907448769" calcext:value-type="float">
            <text:p>-0.035339690744877</text:p>
          </table:table-cell>
          <table:table-cell/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 table:number-columns-repeated="2"/>
          <table:table-cell office:value-type="float" office:value="1.32044291496277" calcext:value-type="float">
            <text:p>1.32044291496277</text:p>
          </table:table-cell>
          <table:table-cell table:number-columns-repeated="2"/>
          <table:table-cell office:value-type="float" office:value="0.0356802344322205" calcext:value-type="float">
            <text:p>0.035680234432221</text:p>
          </table:table-cell>
          <table:table-cell table:number-columns-repeated="2"/>
          <table:table-cell office:value-type="float" office:value="0.0356802344322205" calcext:value-type="float">
            <text:p>0.0356802344322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2:40:41.252960276</meta:creation-date>
    <dc:date>2017-12-14T14:58:54.131327411</dc:date>
    <meta:editing-duration>PT7M29S</meta:editing-duration>
    <meta:editing-cycles>1</meta:editing-cycles>
    <meta:document-statistic meta:table-count="1" meta:cell-count="600" meta:object-count="0"/>
    <meta:generator>LibreOffice/5.4.1.2$Linux_X86_64 LibreOffice_project/40m0$Build-2</meta:generator>
  </office:meta>
</office:document-meta>
</file>